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3.2">
            <text:p>13.200</text:p>
          </table:table-cell>
          <table:table-cell office:value-type="float" office:value="10">
            <text:p>10</text:p>
          </table:table-cell>
          <table:table-cell table:formula="of:=[.C3]*1.01" office:value-type="float" office:value="14.5810120554279">
            <text:p>14.5810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36">
            <text:p>36.00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39.7663965148034">
            <text:p>39.7664</text:p>
          </table:table-cell>
          <table:table-cell table:style-name="ce2" office:value-type="float" office:value="91.38">
            <text:p>91.3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100.940369820076">
            <text:p>100.9404</text:p>
          </table:table-cell>
          <table:table-cell table:style-name="ce2" office:value-type="float" office:value="86.4">
            <text:p>86.40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5.4393516355281">
            <text:p>95.439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13.2">
            <text:p>13.2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4.4366455994336">
            <text:p>14.4366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36">
            <text:p>36.00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39.372669816637">
            <text:p>39.3727</text:p>
          </table:table-cell>
          <table:table-cell table:style-name="ce3" table:formula="of:=[.V2]" office:value-type="float" office:value="91.38">
            <text:p>91.3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99.9409602178969">
            <text:p>99.9410</text:p>
          </table:table-cell>
          <table:table-cell table:style-name="ce3" table:formula="of:=[.Y2]" office:value-type="float" office:value="86.4">
            <text:p>86.40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4.4944075599288">
            <text:p>94.4944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13.2">
            <text:p>13.2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2937085142907">
            <text:p>14.2937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36">
            <text:p>36.00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38.9828414026109">
            <text:p>38.9828</text:p>
          </table:table-cell>
          <table:table-cell table:style-name="ce3" table:formula="of:=[.V3]" office:value-type="float" office:value="91.38">
            <text:p>91.3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98.9514457602939">
            <text:p>98.9514</text:p>
          </table:table-cell>
          <table:table-cell table:style-name="ce3" table:formula="of:=[.Y3]" office:value-type="float" office:value="86.4">
            <text:p>86.40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3.5588193662661">
            <text:p>93.5588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13.2">
            <text:p>13.2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1521866478125">
            <text:p>14.1522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36">
            <text:p>36.00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38.5968726758524">
            <text:p>38.5969</text:p>
          </table:table-cell>
          <table:table-cell table:style-name="ce3" table:formula="of:=[.V4]" office:value-type="float" office:value="91.38">
            <text:p>91.3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97.9717284755386">
            <text:p>97.9717</text:p>
          </table:table-cell>
          <table:table-cell table:style-name="ce3" table:formula="of:=[.Y4]" office:value-type="float" office:value="86.4">
            <text:p>86.40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2.6324944220457">
            <text:p>92.6325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13.2">
            <text:p>13.2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0120659879332">
            <text:p>14.0121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36">
            <text:p>36.00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38.214725421636">
            <text:p>38.2147</text:p>
          </table:table-cell>
          <table:table-cell table:style-name="ce3" table:formula="of:=[.V5]" office:value-type="float" office:value="91.38">
            <text:p>91.3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97.0017113619194">
            <text:p>97.0017</text:p>
          </table:table-cell>
          <table:table-cell table:style-name="ce3" table:formula="of:=[.Y5]" office:value-type="float" office:value="86.4">
            <text:p>86.40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1.7153410119264">
            <text:p>91.7153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13.2">
            <text:p>13.2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13.87333266132">
            <text:p>13.8733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36">
            <text:p>36.00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37.8363618036">
            <text:p>37.8364</text:p>
          </table:table-cell>
          <table:table-cell table:style-name="ce3" table:formula="of:=[.V6]" office:value-type="float" office:value="91.38">
            <text:p>91.3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96.041298378138">
            <text:p>96.0413</text:p>
          </table:table-cell>
          <table:table-cell table:style-name="ce3" table:formula="of:=[.Y6]" office:value-type="float" office:value="86.4">
            <text:p>86.40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0.80726832864">
            <text:p>90.8073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13.2">
            <text:p>13.2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735972932">
            <text:p>13.7360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36">
            <text:p>36.00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37.46174436">
            <text:p>37.4617</text:p>
          </table:table-cell>
          <table:table-cell table:style-name="ce3" table:formula="of:=[.V7]" office:value-type="float" office:value="91.38">
            <text:p>91.3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95.0903944338">
            <text:p>95.0904</text:p>
          </table:table-cell>
          <table:table-cell table:style-name="ce3" table:formula="of:=[.Y7]" office:value-type="float" office:value="86.4">
            <text:p>86.40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89.908186464">
            <text:p>89.9082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13.2">
            <text:p>13.2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3.5999732">
            <text:p>13.6000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36">
            <text:p>36.00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37.090836">
            <text:p>37.0908</text:p>
          </table:table-cell>
          <table:table-cell table:style-name="ce3" table:formula="of:=[.V8]" office:value-type="float" office:value="91.38">
            <text:p>91.3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94.14890538">
            <text:p>94.1489</text:p>
          </table:table-cell>
          <table:table-cell table:style-name="ce3" table:formula="of:=[.Y8]" office:value-type="float" office:value="86.4">
            <text:p>86.40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89.0180064">
            <text:p>89.0180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13.2">
            <text:p>13.2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13.46532">
            <text:p>13.4653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36">
            <text:p>36.00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36.7236">
            <text:p>36.7236</text:p>
          </table:table-cell>
          <table:table-cell table:style-name="ce3" table:formula="of:=[.V9]" office:value-type="float" office:value="91.38">
            <text:p>91.3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93.216738">
            <text:p>93.2167</text:p>
          </table:table-cell>
          <table:table-cell table:style-name="ce3" table:formula="of:=[.Y9]" office:value-type="float" office:value="86.4">
            <text:p>86.40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88.13664">
            <text:p>88.1366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13.2">
            <text:p>13.2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13.332">
            <text:p>13.332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36">
            <text:p>36.00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36.36">
            <text:p>36.3600</text:p>
          </table:table-cell>
          <table:table-cell table:style-name="ce3" table:formula="of:=[.V10]" office:value-type="float" office:value="91.38">
            <text:p>91.3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92.2938">
            <text:p>92.2938</text:p>
          </table:table-cell>
          <table:table-cell table:style-name="ce3" table:formula="of:=[.Y10]" office:value-type="float" office:value="86.4">
            <text:p>86.40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87.264">
            <text:p>87.2640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13.2">
            <text:p>13.2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13.2">
            <text:p>13.2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36">
            <text:p>36.00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36">
            <text:p>36.0000</text:p>
          </table:table-cell>
          <table:table-cell table:style-name="ce3" table:formula="of:=[.V11]" office:value-type="float" office:value="91.38">
            <text:p>91.3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91.38">
            <text:p>91.3800</text:p>
          </table:table-cell>
          <table:table-cell table:style-name="ce3" table:formula="of:=[.Y11]" office:value-type="float" office:value="86.4">
            <text:p>86.40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86.4">
            <text:p>86.40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13.2">
            <text:p>13.2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13.0693069306931">
            <text:p>13.0693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36">
            <text:p>36.00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35.6435643564356">
            <text:p>35.6436</text:p>
          </table:table-cell>
          <table:table-cell table:style-name="ce3" table:formula="of:=[.V12]" office:value-type="float" office:value="91.38">
            <text:p>91.3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90.4752475247525">
            <text:p>90.4752</text:p>
          </table:table-cell>
          <table:table-cell table:style-name="ce3" table:formula="of:=[.Y12]" office:value-type="float" office:value="86.4">
            <text:p>86.40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5.5445544554456">
            <text:p>85.5446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13.2">
            <text:p>13.2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12.9399078521714">
            <text:p>12.9399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36">
            <text:p>36.00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35.2906577786492">
            <text:p>35.2907</text:p>
          </table:table-cell>
          <table:table-cell table:style-name="ce3" table:formula="of:=[.V13]" office:value-type="float" office:value="91.38">
            <text:p>91.3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89.5794529948044">
            <text:p>89.5795</text:p>
          </table:table-cell>
          <table:table-cell table:style-name="ce3" table:formula="of:=[.Y13]" office:value-type="float" office:value="86.4">
            <text:p>86.40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4.697578668758">
            <text:p>84.6976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13.2">
            <text:p>13.2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8117899526449">
            <text:p>12.8118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36">
            <text:p>36.00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34.9412453253952">
            <text:p>34.9412</text:p>
          </table:table-cell>
          <table:table-cell table:style-name="ce3" table:formula="of:=[.V14]" office:value-type="float" office:value="91.38">
            <text:p>91.3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88.6925277176281">
            <text:p>88.6925</text:p>
          </table:table-cell>
          <table:table-cell table:style-name="ce3" table:formula="of:=[.Y14]" office:value-type="float" office:value="86.4">
            <text:p>86.40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3.8589887809485">
            <text:p>83.8590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13.2">
            <text:p>13.2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6849405471732">
            <text:p>12.684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36">
            <text:p>36.00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34.5952924013814">
            <text:p>34.5953</text:p>
          </table:table-cell>
          <table:table-cell table:style-name="ce3" table:formula="of:=[.V15]" office:value-type="float" office:value="91.38">
            <text:p>91.3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87.8143838788397">
            <text:p>87.8144</text:p>
          </table:table-cell>
          <table:table-cell table:style-name="ce3" table:formula="of:=[.Y15]" office:value-type="float" office:value="86.4">
            <text:p>86.40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3.0287017633153">
            <text:p>83.0287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13.2">
            <text:p>13.2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12.5593470764091">
            <text:p>12.5593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36">
            <text:p>36.00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34.252764753843">
            <text:p>34.2528</text:p>
          </table:table-cell>
          <table:table-cell table:style-name="ce3" table:formula="of:=[.V16]" office:value-type="float" office:value="91.38">
            <text:p>91.3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86.9449345335047">
            <text:p>86.9449</text:p>
          </table:table-cell>
          <table:table-cell table:style-name="ce3" table:formula="of:=[.Y16]" office:value-type="float" office:value="86.4">
            <text:p>86.40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2.2066354092231">
            <text:p>82.2066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13.2">
            <text:p>13.2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2.4349971053555">
            <text:p>12.4350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36">
            <text:p>36.00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33.9136284691514">
            <text:p>33.9136</text:p>
          </table:table-cell>
          <table:table-cell table:style-name="ce3" table:formula="of:=[.V17]" office:value-type="float" office:value="91.38">
            <text:p>91.3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86.0840935975294">
            <text:p>86.0841</text:p>
          </table:table-cell>
          <table:table-cell table:style-name="ce3" table:formula="of:=[.Y17]" office:value-type="float" office:value="86.4">
            <text:p>86.40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1.3927083259635">
            <text:p>81.3927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13.2">
            <text:p>13.2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3118783221342">
            <text:p>12.3119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36">
            <text:p>36.00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33.5778499694569">
            <text:p>33.5778</text:p>
          </table:table-cell>
          <table:table-cell table:style-name="ce3" table:formula="of:=[.V18]" office:value-type="float" office:value="91.38">
            <text:p>91.3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85.231775839138">
            <text:p>85.2318</text:p>
          </table:table-cell>
          <table:table-cell table:style-name="ce3" table:formula="of:=[.Y18]" office:value-type="float" office:value="86.4">
            <text:p>86.40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0.5868399266965">
            <text:p>80.5868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13.2">
            <text:p>13.2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1899785367665">
            <text:p>12.1900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36">
            <text:p>36.00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33.2453960093632">
            <text:p>33.2454</text:p>
          </table:table-cell>
          <table:table-cell table:style-name="ce3" table:formula="of:=[.V19]" office:value-type="float" office:value="91.38">
            <text:p>91.3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84.3878968704337">
            <text:p>84.3879</text:p>
          </table:table-cell>
          <table:table-cell table:style-name="ce3" table:formula="of:=[.Y19]" office:value-type="float" office:value="86.4">
            <text:p>86.40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79.7889504224718">
            <text:p>79.7890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13.2">
            <text:p>13.2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0692856799669">
            <text:p>12.0693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36">
            <text:p>36.00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32.9162336726369">
            <text:p>32.9162</text:p>
          </table:table-cell>
          <table:table-cell table:style-name="ce3" table:formula="of:=[.V20]" office:value-type="float" office:value="91.38">
            <text:p>91.3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83.5523731390433">
            <text:p>83.5524</text:p>
          </table:table-cell>
          <table:table-cell table:style-name="ce3" table:formula="of:=[.Y20]" office:value-type="float" office:value="86.4">
            <text:p>86.40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78.9989608143285">
            <text:p>78.9990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13.2">
            <text:p>13.2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9497878019474">
            <text:p>11.94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36">
            <text:p>36.00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32.5903303689474">
            <text:p>32.5903</text:p>
          </table:table-cell>
          <table:table-cell table:style-name="ce3" table:formula="of:=[.V21]" office:value-type="float" office:value="91.38">
            <text:p>91.3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82.7251219198448">
            <text:p>82.7251</text:p>
          </table:table-cell>
          <table:table-cell table:style-name="ce3" table:formula="of:=[.Y21]" office:value-type="float" office:value="86.4">
            <text:p>86.40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78.2167928854738">
            <text:p>78.216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1.11">
            <text:p>1.11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.22613055920644">
            <text:p>1.2261</text:p>
          </table:table-cell>
          <table:table-cell table:style-name="ce2" office:value-type="float" office:value="1.147">
            <text:p>1.147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26700157784665">
            <text:p>1.2670</text:p>
          </table:table-cell>
          <table:table-cell table:style-name="ce2" office:value-type="float" office:value="1.177">
            <text:p>1.177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30014024160899">
            <text:p>1.3001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1.11">
            <text:p>1.11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.21399065267964">
            <text:p>1.2140</text:p>
          </table:table-cell>
          <table:table-cell table:style-name="ce3" table:formula="of:=[.V25]" office:value-type="float" office:value="1.147">
            <text:p>1.147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25445700776896">
            <text:p>1.2545</text:p>
          </table:table-cell>
          <table:table-cell table:style-name="ce3" table:formula="of:=[.Y25]" office:value-type="float" office:value="1.177">
            <text:p>1.177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28726756594949">
            <text:p>1.28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1.11">
            <text:p>1.11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.20197094324717">
            <text:p>1.2020</text:p>
          </table:table-cell>
          <table:table-cell table:style-name="ce3" table:formula="of:=[.V26]" office:value-type="float" office:value="1.147">
            <text:p>1.147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24203664135541">
            <text:p>1.2420</text:p>
          </table:table-cell>
          <table:table-cell table:style-name="ce3" table:formula="of:=[.Y26]" office:value-type="float" office:value="1.177">
            <text:p>1.177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27452234252425">
            <text:p>1.2745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1.11">
            <text:p>1.11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.19007024083878">
            <text:p>1.1901</text:p>
          </table:table-cell>
          <table:table-cell table:style-name="ce3" table:formula="of:=[.V27]" office:value-type="float" office:value="1.147">
            <text:p>1.147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22973924886674">
            <text:p>1.2297</text:p>
          </table:table-cell>
          <table:table-cell table:style-name="ce3" table:formula="of:=[.Y27]" office:value-type="float" office:value="1.177">
            <text:p>1.177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26190330942995">
            <text:p>1.2619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1.11">
            <text:p>1.11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.17828736716711">
            <text:p>1.1783</text:p>
          </table:table-cell>
          <table:table-cell table:style-name="ce3" table:formula="of:=[.V28]" office:value-type="float" office:value="1.147">
            <text:p>1.147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21756361273935">
            <text:p>1.2176</text:p>
          </table:table-cell>
          <table:table-cell table:style-name="ce3" table:formula="of:=[.Y28]" office:value-type="float" office:value="1.177">
            <text:p>1.177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24940921725738">
            <text:p>1.2494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4.37">
            <text:p>14.37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5.103014419937">
            <text:p>15.1030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1.11">
            <text:p>1.11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.166621155611">
            <text:p>1.1666</text:p>
          </table:table-cell>
          <table:table-cell table:style-name="ce3" table:formula="of:=[.V29]" office:value-type="float" office:value="1.147">
            <text:p>1.147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2055085274647">
            <text:p>1.2055</text:p>
          </table:table-cell>
          <table:table-cell table:style-name="ce3" table:formula="of:=[.Y29]" office:value-type="float" office:value="1.177">
            <text:p>1.177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2370388289677">
            <text:p>1.23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1.11">
            <text:p>1.11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.1550704511">
            <text:p>1.1551</text:p>
          </table:table-cell>
          <table:table-cell table:style-name="ce3" table:formula="of:=[.V30]" office:value-type="float" office:value="1.147">
            <text:p>1.147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19357279947">
            <text:p>1.1936</text:p>
          </table:table-cell>
          <table:table-cell table:style-name="ce3" table:formula="of:=[.Y30]" office:value-type="float" office:value="1.177">
            <text:p>1.177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22479091977">
            <text:p>1.2248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1.11">
            <text:p>1.11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.14363411">
            <text:p>1.1436</text:p>
          </table:table-cell>
          <table:table-cell table:style-name="ce3" table:formula="of:=[.V31]" office:value-type="float" office:value="1.147">
            <text:p>1.147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181755247">
            <text:p>1.1818</text:p>
          </table:table-cell>
          <table:table-cell table:style-name="ce3" table:formula="of:=[.Y31]" office:value-type="float" office:value="1.177">
            <text:p>1.177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212664277">
            <text:p>1.21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1.11">
            <text:p>1.11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.132311">
            <text:p>1.1323</text:p>
          </table:table-cell>
          <table:table-cell table:style-name="ce3" table:formula="of:=[.V32]" office:value-type="float" office:value="1.147">
            <text:p>1.147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1700547">
            <text:p>1.1701</text:p>
          </table:table-cell>
          <table:table-cell table:style-name="ce3" table:formula="of:=[.Y32]" office:value-type="float" office:value="1.177">
            <text:p>1.177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2006577">
            <text:p>1.200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1.11">
            <text:p>1.11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.1211">
            <text:p>1.1211</text:p>
          </table:table-cell>
          <table:table-cell table:style-name="ce3" table:formula="of:=[.V33]" office:value-type="float" office:value="1.147">
            <text:p>1.147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15847">
            <text:p>1.1585</text:p>
          </table:table-cell>
          <table:table-cell table:style-name="ce3" table:formula="of:=[.Y33]" office:value-type="float" office:value="1.177">
            <text:p>1.177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18877">
            <text:p>1.1888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4.37">
            <text:p>14.37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4.37">
            <text:p>14.37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1.11">
            <text:p>1.11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.11">
            <text:p>1.1100</text:p>
          </table:table-cell>
          <table:table-cell table:style-name="ce3" table:formula="of:=[.V34]" office:value-type="float" office:value="1.147">
            <text:p>1.147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147">
            <text:p>1.1470</text:p>
          </table:table-cell>
          <table:table-cell table:style-name="ce3" table:formula="of:=[.Y34]" office:value-type="float" office:value="1.177">
            <text:p>1.177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177">
            <text:p>1.177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4.37">
            <text:p>14.37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4.2277227722772">
            <text:p>14.2277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1.11">
            <text:p>1.11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.0990099009901">
            <text:p>1.0990</text:p>
          </table:table-cell>
          <table:table-cell table:style-name="ce3" table:formula="of:=[.V35]" office:value-type="float" office:value="1.147">
            <text:p>1.147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13564356435644">
            <text:p>1.1356</text:p>
          </table:table-cell>
          <table:table-cell table:style-name="ce3" table:formula="of:=[.Y35]" office:value-type="float" office:value="1.177">
            <text:p>1.177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16534653465347">
            <text:p>1.1653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4.37">
            <text:p>14.37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4.0868542299775">
            <text:p>14.086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1.11">
            <text:p>1.11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.08812861484168">
            <text:p>1.0881</text:p>
          </table:table-cell>
          <table:table-cell table:style-name="ce3" table:formula="of:=[.V36]" office:value-type="float" office:value="1.147">
            <text:p>1.147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12439956866974">
            <text:p>1.1244</text:p>
          </table:table-cell>
          <table:table-cell table:style-name="ce3" table:formula="of:=[.Y36]" office:value-type="float" office:value="1.177">
            <text:p>1.177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15380845015195">
            <text:p>1.1538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1.11">
            <text:p>1.11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.07735506419969">
            <text:p>1.0774</text:p>
          </table:table-cell>
          <table:table-cell table:style-name="ce3" table:formula="of:=[.V37]" office:value-type="float" office:value="1.147">
            <text:p>1.147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11326689967301">
            <text:p>1.1133</text:p>
          </table:table-cell>
          <table:table-cell table:style-name="ce3" table:formula="of:=[.Y37]" office:value-type="float" office:value="1.177">
            <text:p>1.177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14238460411084">
            <text:p>1.1424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1.11">
            <text:p>1.11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.06668818237593">
            <text:p>1.0667</text:p>
          </table:table-cell>
          <table:table-cell table:style-name="ce3" table:formula="of:=[.V38]" office:value-type="float" office:value="1.147">
            <text:p>1.147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10224445512179">
            <text:p>1.1022</text:p>
          </table:table-cell>
          <table:table-cell table:style-name="ce3" table:formula="of:=[.Y38]" office:value-type="float" office:value="1.177">
            <text:p>1.177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13107386545627">
            <text:p>1.1311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4.37">
            <text:p>14.37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3.672561930909">
            <text:p>13.6726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1.11">
            <text:p>1.11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.05612691324349">
            <text:p>1.0561</text:p>
          </table:table-cell>
          <table:table-cell table:style-name="ce3" table:formula="of:=[.V39]" office:value-type="float" office:value="1.147">
            <text:p>1.147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09133114368494">
            <text:p>1.0913</text:p>
          </table:table-cell>
          <table:table-cell table:style-name="ce3" table:formula="of:=[.Y39]" office:value-type="float" office:value="1.177">
            <text:p>1.177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11987511431314">
            <text:p>1.1199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1.11">
            <text:p>1.11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.04567021113217">
            <text:p>1.0457</text:p>
          </table:table-cell>
          <table:table-cell table:style-name="ce3" table:formula="of:=[.V40]" office:value-type="float" office:value="1.147">
            <text:p>1.147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08052588483657">
            <text:p>1.0805</text:p>
          </table:table-cell>
          <table:table-cell table:style-name="ce3" table:formula="of:=[.Y40]" office:value-type="float" office:value="1.177">
            <text:p>1.177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1087872418942">
            <text:p>1.1088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1.11">
            <text:p>1.11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.03531704072492">
            <text:p>1.0353</text:p>
          </table:table-cell>
          <table:table-cell table:style-name="ce3" table:formula="of:=[.V41]" office:value-type="float" office:value="1.147">
            <text:p>1.147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06982760874908">
            <text:p>1.0698</text:p>
          </table:table-cell>
          <table:table-cell table:style-name="ce3" table:formula="of:=[.Y41]" office:value-type="float" office:value="1.177">
            <text:p>1.177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0978091503903">
            <text:p>1.0978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1.11">
            <text:p>1.11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.02506637695537">
            <text:p>1.0251</text:p>
          </table:table-cell>
          <table:table-cell table:style-name="ce3" table:formula="of:=[.V42]" office:value-type="float" office:value="1.147">
            <text:p>1.147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05923525618721">
            <text:p>1.0592</text:p>
          </table:table-cell>
          <table:table-cell table:style-name="ce3" table:formula="of:=[.Y42]" office:value-type="float" office:value="1.177">
            <text:p>1.177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08693975286168">
            <text:p>1.0869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1.11">
            <text:p>1.11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.0149172049063">
            <text:p>1.0149</text:p>
          </table:table-cell>
          <table:table-cell table:style-name="ce3" table:formula="of:=[.V43]" office:value-type="float" office:value="1.147">
            <text:p>1.147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04874777840318">
            <text:p>1.0487</text:p>
          </table:table-cell>
          <table:table-cell table:style-name="ce3" table:formula="of:=[.Y43]" office:value-type="float" office:value="1.177">
            <text:p>1.177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07617797313038">
            <text:p>1.0762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1.11">
            <text:p>1.11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.00486851970921">
            <text:p>1.0049</text:p>
          </table:table-cell>
          <table:table-cell table:style-name="ce3" table:formula="of:=[.V44]" office:value-type="float" office:value="1.147">
            <text:p>1.147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03836413703285">
            <text:p>1.0384</text:p>
          </table:table-cell>
          <table:table-cell table:style-name="ce3" table:formula="of:=[.Y44]" office:value-type="float" office:value="1.177">
            <text:p>1.177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06552274567364">
            <text:p>1.065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1966761">
            <text:p>1966761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796610">
            <text:p>79661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 office:value-type="float" office:value="2006580">
            <text:p>2006580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34.5">
            <text:p>234.500</text:p>
          </table:table-cell>
          <table:table-cell office:value-type="float" office:value="10">
            <text:p>10</text:p>
          </table:table-cell>
          <table:table-cell table:formula="of:=[.C3]*1.01" office:value-type="float" office:value="259.033888408927">
            <text:p>259.0339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15.9838821547001">
            <text:p>15.9839</text:p>
          </table:table-cell>
          <table:table-cell table:style-name="ce2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32.2660122832613">
            <text:p>32.2660</text:p>
          </table:table-cell>
          <table:table-cell table:style-name="ce2" office:value-type="float" office:value="20.62">
            <text:p>20.620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22.777308225979">
            <text:p>22.7773</text:p>
          </table:table-cell>
          <table:table-cell table:style-name="ce2" office:value-type="float" office:value="34.68">
            <text:p>34.68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8.3082953092606">
            <text:p>38.3083</text:p>
          </table:table-cell>
          <table:table-cell table:style-name="ce2" office:value-type="float" office:value="90.47">
            <text:p>90.470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99.9351636859517">
            <text:p>99.9352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34.5">
            <text:p>234.5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56.469196444483">
            <text:p>256.4692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15.8256258957427">
            <text:p>15.8256</text:p>
          </table:table-cell>
          <table:table-cell table:style-name="ce3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31.9465468151102">
            <text:p>31.9465</text:p>
          </table:table-cell>
          <table:table-cell table:style-name="ce3" table:formula="of:=[.S2]" office:value-type="float" office:value="20.62">
            <text:p>20.620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22.5517903227515">
            <text:p>22.5518</text:p>
          </table:table-cell>
          <table:table-cell table:style-name="ce3" table:formula="of:=[.V2]" office:value-type="float" office:value="34.68">
            <text:p>34.68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7.9290052566936">
            <text:p>37.9290</text:p>
          </table:table-cell>
          <table:table-cell table:style-name="ce3" table:formula="of:=[.Y2]" office:value-type="float" office:value="90.47">
            <text:p>90.470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98.9457066197542">
            <text:p>98.9457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34.5">
            <text:p>234.5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53.929897469785">
            <text:p>253.9299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15.6689365304383">
            <text:p>15.6689</text:p>
          </table:table-cell>
          <table:table-cell table:style-name="ce3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31.6302443713962">
            <text:p>31.6302</text:p>
          </table:table-cell>
          <table:table-cell table:style-name="ce3" table:formula="of:=[.S3]" office:value-type="float" office:value="20.62">
            <text:p>20.620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22.328505270051">
            <text:p>22.3285</text:p>
          </table:table-cell>
          <table:table-cell table:style-name="ce3" table:formula="of:=[.V3]" office:value-type="float" office:value="34.68">
            <text:p>34.68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7.5534705511818">
            <text:p>37.5535</text:p>
          </table:table-cell>
          <table:table-cell table:style-name="ce3" table:formula="of:=[.Y3]" office:value-type="float" office:value="90.47">
            <text:p>90.470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97.9660461581724">
            <text:p>97.9660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34.5">
            <text:p>234.5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51.415740069094">
            <text:p>251.4157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15.5137985449884">
            <text:p>15.5138</text:p>
          </table:table-cell>
          <table:table-cell table:style-name="ce3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31.3170736350458">
            <text:p>31.3171</text:p>
          </table:table-cell>
          <table:table-cell table:style-name="ce3" table:formula="of:=[.S4]" office:value-type="float" office:value="20.62">
            <text:p>20.620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22.1074309604465">
            <text:p>22.1074</text:p>
          </table:table-cell>
          <table:table-cell table:style-name="ce3" table:formula="of:=[.V4]" office:value-type="float" office:value="34.68">
            <text:p>34.68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7.1816540110711">
            <text:p>37.1817</text:p>
          </table:table-cell>
          <table:table-cell table:style-name="ce3" table:formula="of:=[.Y4]" office:value-type="float" office:value="90.47">
            <text:p>90.470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96.9960853051212">
            <text:p>96.9961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34.5">
            <text:p>234.5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48.926475315934">
            <text:p>248.9265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15.3601965791965">
            <text:p>15.3602</text:p>
          </table:table-cell>
          <table:table-cell table:style-name="ce3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31.0070035990552">
            <text:p>31.0070</text:p>
          </table:table-cell>
          <table:table-cell table:style-name="ce3" table:formula="of:=[.S5]" office:value-type="float" office:value="20.62">
            <text:p>20.620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21.8885455053926">
            <text:p>21.8885</text:p>
          </table:table-cell>
          <table:table-cell table:style-name="ce3" table:formula="of:=[.V5]" office:value-type="float" office:value="34.68">
            <text:p>34.68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6.8135188228427">
            <text:p>36.8135</text:p>
          </table:table-cell>
          <table:table-cell table:style-name="ce3" table:formula="of:=[.Y5]" office:value-type="float" office:value="90.47">
            <text:p>90.470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96.0357280248725">
            <text:p>96.0357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34.5">
            <text:p>234.50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46.46185674845">
            <text:p>246.4619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14.47">
            <text:p>14.47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15.208115424947">
            <text:p>15.2081</text:p>
          </table:table-cell>
          <table:table-cell table:style-name="ce3" table:formula="of:=[.P6]" office:value-type="float" office:value="29.21">
            <text:p>29.210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30.700003563421">
            <text:p>30.7000</text:p>
          </table:table-cell>
          <table:table-cell table:style-name="ce3" table:formula="of:=[.S6]" office:value-type="float" office:value="20.62">
            <text:p>20.620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21.671827233062">
            <text:p>21.6718</text:p>
          </table:table-cell>
          <table:table-cell table:style-name="ce3" table:formula="of:=[.V6]" office:value-type="float" office:value="34.68">
            <text:p>34.68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6.449028537468">
            <text:p>36.4490</text:p>
          </table:table-cell>
          <table:table-cell table:style-name="ce3" table:formula="of:=[.Y6]" office:value-type="float" office:value="90.47">
            <text:p>90.470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95.084879232547">
            <text:p>95.0849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34.5">
            <text:p>234.5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44.021640345">
            <text:p>244.0216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15.0575400247">
            <text:p>15.0575</text:p>
          </table:table-cell>
          <table:table-cell table:style-name="ce3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30.3960431321">
            <text:p>30.3960</text:p>
          </table:table-cell>
          <table:table-cell table:style-name="ce3" table:formula="of:=[.S7]" office:value-type="float" office:value="20.62">
            <text:p>20.620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21.4572546862">
            <text:p>21.4573</text:p>
          </table:table-cell>
          <table:table-cell table:style-name="ce3" table:formula="of:=[.V7]" office:value-type="float" office:value="34.68">
            <text:p>34.68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6.0881470668">
            <text:p>36.0881</text:p>
          </table:table-cell>
          <table:table-cell table:style-name="ce3" table:formula="of:=[.Y7]" office:value-type="float" office:value="90.47">
            <text:p>90.470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94.1434447847">
            <text:p>94.1434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34.5">
            <text:p>234.5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41.6055845">
            <text:p>241.6056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14.90845547">
            <text:p>14.9085</text:p>
          </table:table-cell>
          <table:table-cell table:style-name="ce3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30.09509221">
            <text:p>30.0951</text:p>
          </table:table-cell>
          <table:table-cell table:style-name="ce3" table:formula="of:=[.S8]" office:value-type="float" office:value="20.62">
            <text:p>20.620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21.24480662">
            <text:p>21.2448</text:p>
          </table:table-cell>
          <table:table-cell table:style-name="ce3" table:formula="of:=[.V8]" office:value-type="float" office:value="34.68">
            <text:p>34.68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5.73083868">
            <text:p>35.7308</text:p>
          </table:table-cell>
          <table:table-cell table:style-name="ce3" table:formula="of:=[.Y8]" office:value-type="float" office:value="90.47">
            <text:p>90.470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93.21133147">
            <text:p>93.2113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34.5">
            <text:p>234.50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39.21345">
            <text:p>239.2135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14.760847">
            <text:p>14.7608</text:p>
          </table:table-cell>
          <table:table-cell table:style-name="ce3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29.797121">
            <text:p>29.7971</text:p>
          </table:table-cell>
          <table:table-cell table:style-name="ce3" table:formula="of:=[.S9]" office:value-type="float" office:value="20.62">
            <text:p>20.620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21.034462">
            <text:p>21.0345</text:p>
          </table:table-cell>
          <table:table-cell table:style-name="ce3" table:formula="of:=[.V9]" office:value-type="float" office:value="34.68">
            <text:p>34.68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5.377068">
            <text:p>35.3771</text:p>
          </table:table-cell>
          <table:table-cell table:style-name="ce3" table:formula="of:=[.Y9]" office:value-type="float" office:value="90.47">
            <text:p>90.470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92.288447">
            <text:p>92.2884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34.5">
            <text:p>234.50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36.845">
            <text:p>236.8450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14.6147">
            <text:p>14.6147</text:p>
          </table:table-cell>
          <table:table-cell table:style-name="ce3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29.5021">
            <text:p>29.5021</text:p>
          </table:table-cell>
          <table:table-cell table:style-name="ce3" table:formula="of:=[.S10]" office:value-type="float" office:value="20.62">
            <text:p>20.620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20.8262">
            <text:p>20.8262</text:p>
          </table:table-cell>
          <table:table-cell table:style-name="ce3" table:formula="of:=[.V10]" office:value-type="float" office:value="34.68">
            <text:p>34.68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5.0268">
            <text:p>35.0268</text:p>
          </table:table-cell>
          <table:table-cell table:style-name="ce3" table:formula="of:=[.Y10]" office:value-type="float" office:value="90.47">
            <text:p>90.470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91.3747">
            <text:p>91.3747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34.5">
            <text:p>234.50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34.5">
            <text:p>234.50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14.47">
            <text:p>14.47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14.47">
            <text:p>14.4700</text:p>
          </table:table-cell>
          <table:table-cell table:style-name="ce3" table:formula="of:=[.P11]" office:value-type="float" office:value="29.21">
            <text:p>29.210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29.21">
            <text:p>29.2100</text:p>
          </table:table-cell>
          <table:table-cell table:style-name="ce3" table:formula="of:=[.S11]" office:value-type="float" office:value="20.62">
            <text:p>20.620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20.62">
            <text:p>20.6200</text:p>
          </table:table-cell>
          <table:table-cell table:style-name="ce3" table:formula="of:=[.V11]" office:value-type="float" office:value="34.68">
            <text:p>34.68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4.68">
            <text:p>34.6800</text:p>
          </table:table-cell>
          <table:table-cell table:style-name="ce3" table:formula="of:=[.Y11]" office:value-type="float" office:value="90.47">
            <text:p>90.470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90.47">
            <text:p>90.470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34.5">
            <text:p>234.50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32.178217821782">
            <text:p>232.1782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14.47">
            <text:p>14.47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14.3267326732673">
            <text:p>14.3267</text:p>
          </table:table-cell>
          <table:table-cell table:style-name="ce3" table:formula="of:=[.P12]" office:value-type="float" office:value="29.21">
            <text:p>29.210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28.9207920792079">
            <text:p>28.9208</text:p>
          </table:table-cell>
          <table:table-cell table:style-name="ce3" table:formula="of:=[.S12]" office:value-type="float" office:value="20.62">
            <text:p>20.620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20.4158415841584">
            <text:p>20.4158</text:p>
          </table:table-cell>
          <table:table-cell table:style-name="ce3" table:formula="of:=[.V12]" office:value-type="float" office:value="34.68">
            <text:p>34.68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4.3366336633663">
            <text:p>34.3366</text:p>
          </table:table-cell>
          <table:table-cell table:style-name="ce3" table:formula="of:=[.Y12]" office:value-type="float" office:value="90.47">
            <text:p>90.470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89.5742574257426">
            <text:p>89.5743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34.5">
            <text:p>234.50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29.879423585923">
            <text:p>229.8794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14.47">
            <text:p>14.47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14.1848838349181">
            <text:p>14.1849</text:p>
          </table:table-cell>
          <table:table-cell table:style-name="ce3" table:formula="of:=[.P13]" office:value-type="float" office:value="29.21">
            <text:p>29.210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28.6344476031762">
            <text:p>28.6344</text:p>
          </table:table-cell>
          <table:table-cell table:style-name="ce3" table:formula="of:=[.S13]" office:value-type="float" office:value="20.62">
            <text:p>20.620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20.2137045387707">
            <text:p>20.2137</text:p>
          </table:table-cell>
          <table:table-cell table:style-name="ce3" table:formula="of:=[.V13]" office:value-type="float" office:value="34.68">
            <text:p>34.68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3.996666993432">
            <text:p>33.9967</text:p>
          </table:table-cell>
          <table:table-cell table:style-name="ce3" table:formula="of:=[.Y13]" office:value-type="float" office:value="90.47">
            <text:p>90.470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88.6873835898441">
            <text:p>88.6874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34.5">
            <text:p>234.5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27.603389689033">
            <text:p>227.6034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14.044439440513">
            <text:p>14.0444</text:p>
          </table:table-cell>
          <table:table-cell table:style-name="ce3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28.3509382209665">
            <text:p>28.3509</text:p>
          </table:table-cell>
          <table:table-cell table:style-name="ce3" table:formula="of:=[.S14]" office:value-type="float" office:value="20.62">
            <text:p>20.620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20.013568850268">
            <text:p>20.0136</text:p>
          </table:table-cell>
          <table:table-cell table:style-name="ce3" table:formula="of:=[.V14]" office:value-type="float" office:value="34.68">
            <text:p>34.68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3.6600663301307">
            <text:p>33.6601</text:p>
          </table:table-cell>
          <table:table-cell table:style-name="ce3" table:formula="of:=[.Y14]" office:value-type="float" office:value="90.47">
            <text:p>90.470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87.809290683014">
            <text:p>87.8093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34.5">
            <text:p>234.5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25.34989078122">
            <text:p>225.3499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13.9053855846664">
            <text:p>13.9054</text:p>
          </table:table-cell>
          <table:table-cell table:style-name="ce3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28.0702358623431">
            <text:p>28.0702</text:p>
          </table:table-cell>
          <table:table-cell table:style-name="ce3" table:formula="of:=[.S15]" office:value-type="float" office:value="20.62">
            <text:p>20.620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9.8154147032357">
            <text:p>19.8154</text:p>
          </table:table-cell>
          <table:table-cell table:style-name="ce3" table:formula="of:=[.V15]" office:value-type="float" office:value="34.68">
            <text:p>34.68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3.3267983466641">
            <text:p>33.3268</text:p>
          </table:table-cell>
          <table:table-cell table:style-name="ce3" table:formula="of:=[.Y15]" office:value-type="float" office:value="90.47">
            <text:p>90.470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86.9398917653604">
            <text:p>86.9399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34.5">
            <text:p>234.50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23.118703743783">
            <text:p>223.1187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14.47">
            <text:p>14.47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13.7677084996697">
            <text:p>13.7677</text:p>
          </table:table-cell>
          <table:table-cell table:style-name="ce3" table:formula="of:=[.P16]" office:value-type="float" office:value="29.21">
            <text:p>29.210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27.7923127349931">
            <text:p>27.7923</text:p>
          </table:table-cell>
          <table:table-cell table:style-name="ce3" table:formula="of:=[.S16]" office:value-type="float" office:value="20.62">
            <text:p>20.620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9.6192224784512">
            <text:p>19.6192</text:p>
          </table:table-cell>
          <table:table-cell table:style-name="ce3" table:formula="of:=[.V16]" office:value-type="float" office:value="34.68">
            <text:p>34.68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2.996830046202">
            <text:p>32.9968</text:p>
          </table:table-cell>
          <table:table-cell table:style-name="ce3" table:formula="of:=[.Y16]" office:value-type="float" office:value="90.47">
            <text:p>90.470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86.0791007577826">
            <text:p>86.0791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34.5">
            <text:p>234.5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20.909607667111">
            <text:p>220.9096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13.6313945541284">
            <text:p>13.6314</text:p>
          </table:table-cell>
          <table:table-cell table:style-name="ce3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27.5171413217754">
            <text:p>27.5171</text:p>
          </table:table-cell>
          <table:table-cell table:style-name="ce3" table:formula="of:=[.S17]" office:value-type="float" office:value="20.62">
            <text:p>20.620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9.4249727509417">
            <text:p>19.4250</text:p>
          </table:table-cell>
          <table:table-cell table:style-name="ce3" table:formula="of:=[.V17]" office:value-type="float" office:value="34.68">
            <text:p>34.68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2.6701287586159">
            <text:p>32.6701</text:p>
          </table:table-cell>
          <table:table-cell table:style-name="ce3" table:formula="of:=[.Y17]" office:value-type="float" office:value="90.47">
            <text:p>90.470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85.2268324334481">
            <text:p>85.2268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34.5">
            <text:p>234.5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18.722383828823">
            <text:p>218.7224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13.4964302516123">
            <text:p>13.4964</text:p>
          </table:table-cell>
          <table:table-cell table:style-name="ce3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27.2446943779954">
            <text:p>27.2447</text:p>
          </table:table-cell>
          <table:table-cell table:style-name="ce3" table:formula="of:=[.S18]" office:value-type="float" office:value="20.62">
            <text:p>20.620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9.2326462880611">
            <text:p>19.2326</text:p>
          </table:table-cell>
          <table:table-cell table:style-name="ce3" table:formula="of:=[.V18]" office:value-type="float" office:value="34.68">
            <text:p>34.68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2.3466621372435">
            <text:p>32.3467</text:p>
          </table:table-cell>
          <table:table-cell table:style-name="ce3" table:formula="of:=[.Y18]" office:value-type="float" office:value="90.47">
            <text:p>90.470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84.3830024093545">
            <text:p>84.3830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34.5">
            <text:p>234.5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16.556815672102">
            <text:p>216.5568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13.3628022293191">
            <text:p>13.3628</text:p>
          </table:table-cell>
          <table:table-cell table:style-name="ce3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26.9749449287083">
            <text:p>26.9749</text:p>
          </table:table-cell>
          <table:table-cell table:style-name="ce3" table:formula="of:=[.S19]" office:value-type="float" office:value="20.62">
            <text:p>20.620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9.0422240475853">
            <text:p>19.0422</text:p>
          </table:table-cell>
          <table:table-cell table:style-name="ce3" table:formula="of:=[.V19]" office:value-type="float" office:value="34.68">
            <text:p>34.68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2.0263981556866">
            <text:p>32.0264</text:p>
          </table:table-cell>
          <table:table-cell table:style-name="ce3" table:formula="of:=[.Y19]" office:value-type="float" office:value="90.47">
            <text:p>90.470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83.5475271379748">
            <text:p>83.5475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34.5">
            <text:p>234.5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14.41268878426">
            <text:p>214.4127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13.2304972567515">
            <text:p>13.2305</text:p>
          </table:table-cell>
          <table:table-cell table:style-name="ce3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26.7078662660479">
            <text:p>26.7079</text:p>
          </table:table-cell>
          <table:table-cell table:style-name="ce3" table:formula="of:=[.S20]" office:value-type="float" office:value="20.62">
            <text:p>20.620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8.853687175827">
            <text:p>18.8537</text:p>
          </table:table-cell>
          <table:table-cell table:style-name="ce3" table:formula="of:=[.V20]" office:value-type="float" office:value="34.68">
            <text:p>34.68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1.7093051046402">
            <text:p>31.7093</text:p>
          </table:table-cell>
          <table:table-cell table:style-name="ce3" table:formula="of:=[.Y20]" office:value-type="float" office:value="90.47">
            <text:p>90.470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82.7203238989849">
            <text:p>82.7203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34.5">
            <text:p>234.5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12.289790875505">
            <text:p>212.2898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13.0995022344075">
            <text:p>13.0995</text:p>
          </table:table-cell>
          <table:table-cell table:style-name="ce3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26.443431946582">
            <text:p>26.4434</text:p>
          </table:table-cell>
          <table:table-cell table:style-name="ce3" table:formula="of:=[.S21]" office:value-type="float" office:value="20.62">
            <text:p>20.620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8.6670170057693">
            <text:p>18.6670</text:p>
          </table:table-cell>
          <table:table-cell table:style-name="ce3" table:formula="of:=[.V21]" office:value-type="float" office:value="34.68">
            <text:p>34.68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31.3953515887527">
            <text:p>31.3954</text:p>
          </table:table-cell>
          <table:table-cell table:style-name="ce3" table:formula="of:=[.Y21]" office:value-type="float" office:value="90.47">
            <text:p>90.470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81.9013107910742">
            <text:p>81.901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7.36">
            <text:p>17.360</text:p>
          </table:table-cell>
          <table:table-cell office:value-type="float" office:value="10">
            <text:p>10</text:p>
          </table:table-cell>
          <table:table-cell table:formula="of:=[.C26]*1.01" office:value-type="float" office:value="19.1762400971385">
            <text:p>19.1762</text:p>
          </table:table-cell>
          <table:table-cell table:style-name="ce2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1.00631075624961">
            <text:p>1.0063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0.997473779246318">
            <text:p>0.9975</text:p>
          </table:table-cell>
          <table:table-cell table:style-name="ce2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0.90799938708801">
            <text:p>0.9080</text:p>
          </table:table-cell>
          <table:table-cell table:style-name="ce2" office:value-type="float" office:value="1.704">
            <text:p>1.704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1.88227610170069">
            <text:p>1.8823</text:p>
          </table:table-cell>
          <table:table-cell table:style-name="ce2" office:value-type="float" office:value="1.529">
            <text:p>1.529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1.68896722975373">
            <text:p>1.6890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7.36">
            <text:p>17.36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8.9863763338005">
            <text:p>18.9864</text:p>
          </table:table-cell>
          <table:table-cell table:style-name="ce3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0.996347283415453">
            <text:p>0.9963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0.987597801233978">
            <text:p>0.9876</text:p>
          </table:table-cell>
          <table:table-cell table:style-name="ce3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0.899009294146545">
            <text:p>0.8990</text:p>
          </table:table-cell>
          <table:table-cell table:style-name="ce3" table:formula="of:=[.V25]" office:value-type="float" office:value="1.704">
            <text:p>1.704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1.86363970465415">
            <text:p>1.8636</text:p>
          </table:table-cell>
          <table:table-cell table:style-name="ce3" table:formula="of:=[.Y25]" office:value-type="float" office:value="1.529">
            <text:p>1.529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1.67224478193439">
            <text:p>1.6722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7.36">
            <text:p>17.36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8.7983924097035">
            <text:p>18.7984</text:p>
          </table:table-cell>
          <table:table-cell table:style-name="ce3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0.986482458827181">
            <text:p>0.9865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0.977819605182156">
            <text:p>0.9778</text:p>
          </table:table-cell>
          <table:table-cell table:style-name="ce3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0.890108212026282">
            <text:p>0.8901</text:p>
          </table:table-cell>
          <table:table-cell table:style-name="ce3" table:formula="of:=[.V26]" office:value-type="float" office:value="1.704">
            <text:p>1.704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1.84518782639025">
            <text:p>1.8452</text:p>
          </table:table-cell>
          <table:table-cell table:style-name="ce3" table:formula="of:=[.Y26]" office:value-type="float" office:value="1.529">
            <text:p>1.529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1.65568790290533">
            <text:p>1.6557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7.36">
            <text:p>17.36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8.6122697125777">
            <text:p>18.6123</text:p>
          </table:table-cell>
          <table:table-cell table:style-name="ce3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0.976715305769486">
            <text:p>0.976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0.96813822295263">
            <text:p>0.9681</text:p>
          </table:table-cell>
          <table:table-cell table:style-name="ce3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0.881295259431962">
            <text:p>0.8813</text:p>
          </table:table-cell>
          <table:table-cell table:style-name="ce3" table:formula="of:=[.V27]" office:value-type="float" office:value="1.704">
            <text:p>1.704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1.82691863999035">
            <text:p>1.8269</text:p>
          </table:table-cell>
          <table:table-cell table:style-name="ce3" table:formula="of:=[.Y27]" office:value-type="float" office:value="1.529">
            <text:p>1.529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1.63929495337162">
            <text:p>1.6393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7.36">
            <text:p>17.36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8.4279898144334">
            <text:p>18.4280</text:p>
          </table:table-cell>
          <table:table-cell table:style-name="ce3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0.967044857197511">
            <text:p>0.967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0.958552695992703">
            <text:p>0.9586</text:p>
          </table:table-cell>
          <table:table-cell table:style-name="ce3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0.872569563794022">
            <text:p>0.8726</text:p>
          </table:table-cell>
          <table:table-cell table:style-name="ce3" table:formula="of:=[.V28]" office:value-type="float" office:value="1.704">
            <text:p>1.704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1.8088303366241">
            <text:p>1.8088</text:p>
          </table:table-cell>
          <table:table-cell table:style-name="ce3" table:formula="of:=[.Y28]" office:value-type="float" office:value="1.529">
            <text:p>1.529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1.62306431026893">
            <text:p>1.6231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7.36">
            <text:p>17.36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8.245534469736">
            <text:p>18.2455</text:p>
          </table:table-cell>
          <table:table-cell table:style-name="ce3" table:formula="of:=[.D29]" office:value-type="float" office:value="0.911">
            <text:p>0.911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0.9574701556411">
            <text:p>0.9575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0.903">
            <text:p>0.903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0.9490620752403">
            <text:p>0.9491</text:p>
          </table:table-cell>
          <table:table-cell table:style-name="ce3" table:formula="of:=[.S29]" office:value-type="float" office:value="0.822">
            <text:p>0.822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0.8639302611822">
            <text:p>0.8639</text:p>
          </table:table-cell>
          <table:table-cell table:style-name="ce3" table:formula="of:=[.V29]" office:value-type="float" office:value="1.704">
            <text:p>1.704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1.7909211253704">
            <text:p>1.7909</text:p>
          </table:table-cell>
          <table:table-cell table:style-name="ce3" table:formula="of:=[.Y29]" office:value-type="float" office:value="1.529">
            <text:p>1.529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1.6069943666029">
            <text:p>1.6070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7.36">
            <text:p>17.36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8.0648856136">
            <text:p>18.0649</text:p>
          </table:table-cell>
          <table:table-cell table:style-name="ce3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0.94799025311">
            <text:p>0.9480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0.93966542103">
            <text:p>0.9397</text:p>
          </table:table-cell>
          <table:table-cell table:style-name="ce3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0.85537649622">
            <text:p>0.8554</text:p>
          </table:table-cell>
          <table:table-cell table:style-name="ce3" table:formula="of:=[.V30]" office:value-type="float" office:value="1.704">
            <text:p>1.704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1.77318923304">
            <text:p>1.7732</text:p>
          </table:table-cell>
          <table:table-cell table:style-name="ce3" table:formula="of:=[.Y30]" office:value-type="float" office:value="1.529">
            <text:p>1.529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1.59108353129">
            <text:p>1.5911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7.36">
            <text:p>17.36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7.88602536">
            <text:p>17.8860</text:p>
          </table:table-cell>
          <table:table-cell table:style-name="ce3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0.938604211">
            <text:p>0.938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0.930361803">
            <text:p>0.9304</text:p>
          </table:table-cell>
          <table:table-cell table:style-name="ce3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0.846907422">
            <text:p>0.8469</text:p>
          </table:table-cell>
          <table:table-cell table:style-name="ce3" table:formula="of:=[.V31]" office:value-type="float" office:value="1.704">
            <text:p>1.704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1.755632904">
            <text:p>1.7556</text:p>
          </table:table-cell>
          <table:table-cell table:style-name="ce3" table:formula="of:=[.Y31]" office:value-type="float" office:value="1.529">
            <text:p>1.529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1.575330229">
            <text:p>1.5753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7.36">
            <text:p>17.36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7.708936">
            <text:p>17.7089</text:p>
          </table:table-cell>
          <table:table-cell table:style-name="ce3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0.9293111">
            <text:p>0.9293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0.9211503">
            <text:p>0.9212</text:p>
          </table:table-cell>
          <table:table-cell table:style-name="ce3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0.8385222">
            <text:p>0.8385</text:p>
          </table:table-cell>
          <table:table-cell table:style-name="ce3" table:formula="of:=[.V32]" office:value-type="float" office:value="1.704">
            <text:p>1.704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1.7382504">
            <text:p>1.7383</text:p>
          </table:table-cell>
          <table:table-cell table:style-name="ce3" table:formula="of:=[.Y32]" office:value-type="float" office:value="1.529">
            <text:p>1.529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1.5597329">
            <text:p>1.5597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7.36">
            <text:p>17.36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7.5336">
            <text:p>17.5336</text:p>
          </table:table-cell>
          <table:table-cell table:style-name="ce3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0.92011">
            <text:p>0.9201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0.91203">
            <text:p>0.9120</text:p>
          </table:table-cell>
          <table:table-cell table:style-name="ce3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0.83022">
            <text:p>0.8302</text:p>
          </table:table-cell>
          <table:table-cell table:style-name="ce3" table:formula="of:=[.V33]" office:value-type="float" office:value="1.704">
            <text:p>1.704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1.72104">
            <text:p>1.7210</text:p>
          </table:table-cell>
          <table:table-cell table:style-name="ce3" table:formula="of:=[.Y33]" office:value-type="float" office:value="1.529">
            <text:p>1.529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1.54429">
            <text:p>1.5443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7.36">
            <text:p>17.36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7.36">
            <text:p>17.3600</text:p>
          </table:table-cell>
          <table:table-cell table:style-name="ce3" table:formula="of:=[.D34]" office:value-type="float" office:value="0.911">
            <text:p>0.911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0.911">
            <text:p>0.911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0.903">
            <text:p>0.903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0.903">
            <text:p>0.9030</text:p>
          </table:table-cell>
          <table:table-cell table:style-name="ce3" table:formula="of:=[.S34]" office:value-type="float" office:value="0.822">
            <text:p>0.822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0.822">
            <text:p>0.8220</text:p>
          </table:table-cell>
          <table:table-cell table:style-name="ce3" table:formula="of:=[.V34]" office:value-type="float" office:value="1.704">
            <text:p>1.704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1.704">
            <text:p>1.7040</text:p>
          </table:table-cell>
          <table:table-cell table:style-name="ce3" table:formula="of:=[.Y34]" office:value-type="float" office:value="1.529">
            <text:p>1.529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1.529">
            <text:p>1.529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7.36">
            <text:p>17.36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7.1881188118812">
            <text:p>17.1881</text:p>
          </table:table-cell>
          <table:table-cell table:style-name="ce3" table:formula="of:=[.D35]" office:value-type="float" office:value="0.911">
            <text:p>0.911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0.901980198019802">
            <text:p>0.9020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0.903">
            <text:p>0.903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0.894059405940594">
            <text:p>0.8941</text:p>
          </table:table-cell>
          <table:table-cell table:style-name="ce3" table:formula="of:=[.S35]" office:value-type="float" office:value="0.822">
            <text:p>0.822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0.813861386138614">
            <text:p>0.8139</text:p>
          </table:table-cell>
          <table:table-cell table:style-name="ce3" table:formula="of:=[.V35]" office:value-type="float" office:value="1.704">
            <text:p>1.704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1.68712871287129">
            <text:p>1.6871</text:p>
          </table:table-cell>
          <table:table-cell table:style-name="ce3" table:formula="of:=[.Y35]" office:value-type="float" office:value="1.529">
            <text:p>1.529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1.51386138613861">
            <text:p>1.5139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7.36">
            <text:p>17.36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7.0179394177042">
            <text:p>17.0179</text:p>
          </table:table-cell>
          <table:table-cell table:style-name="ce3" table:formula="of:=[.D36]" office:value-type="float" office:value="0.911">
            <text:p>0.911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0.893049701009705">
            <text:p>0.893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0.903">
            <text:p>0.903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0.88520733261445">
            <text:p>0.8852</text:p>
          </table:table-cell>
          <table:table-cell table:style-name="ce3" table:formula="of:=[.S36]" office:value-type="float" office:value="0.822">
            <text:p>0.822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0.805803352612489">
            <text:p>0.8058</text:p>
          </table:table-cell>
          <table:table-cell table:style-name="ce3" table:formula="of:=[.V36]" office:value-type="float" office:value="1.704">
            <text:p>1.704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1.67042446818939">
            <text:p>1.6704</text:p>
          </table:table-cell>
          <table:table-cell table:style-name="ce3" table:formula="of:=[.Y36]" office:value-type="float" office:value="1.529">
            <text:p>1.529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1.49887265954318">
            <text:p>1.4989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7.36">
            <text:p>17.36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6.8494449680239">
            <text:p>16.8494</text:p>
          </table:table-cell>
          <table:table-cell table:style-name="ce3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0.884207624762084">
            <text:p>0.8842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0.876442903578663">
            <text:p>0.8764</text:p>
          </table:table-cell>
          <table:table-cell table:style-name="ce3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0.797825101596524">
            <text:p>0.7978</text:p>
          </table:table-cell>
          <table:table-cell table:style-name="ce3" table:formula="of:=[.V37]" office:value-type="float" office:value="1.704">
            <text:p>1.704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1.65388561206871">
            <text:p>1.6539</text:p>
          </table:table-cell>
          <table:table-cell table:style-name="ce3" table:formula="of:=[.Y37]" office:value-type="float" office:value="1.529">
            <text:p>1.529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1.48403233618137">
            <text:p>1.4840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7.36">
            <text:p>17.36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6.6826187802217">
            <text:p>16.6826</text:p>
          </table:table-cell>
          <table:table-cell table:style-name="ce3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0.875453093823846">
            <text:p>0.8755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0.867765251067983">
            <text:p>0.8678</text:p>
          </table:table-cell>
          <table:table-cell table:style-name="ce3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0.789925843164875">
            <text:p>0.7899</text:p>
          </table:table-cell>
          <table:table-cell table:style-name="ce3" table:formula="of:=[.V38]" office:value-type="float" office:value="1.704">
            <text:p>1.704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1.63751050699872">
            <text:p>1.6375</text:p>
          </table:table-cell>
          <table:table-cell table:style-name="ce3" table:formula="of:=[.Y38]" office:value-type="float" office:value="1.529">
            <text:p>1.529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1.46933894671423">
            <text:p>1.4693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7.36">
            <text:p>17.36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6.5174443368532">
            <text:p>16.5174</text:p>
          </table:table-cell>
          <table:table-cell table:style-name="ce3" table:formula="of:=[.D39]" office:value-type="float" office:value="0.911">
            <text:p>0.911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0.866785241409748">
            <text:p>0.8668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0.903">
            <text:p>0.903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0.859173515908894">
            <text:p>0.8592</text:p>
          </table:table-cell>
          <table:table-cell table:style-name="ce3" table:formula="of:=[.S39]" office:value-type="float" office:value="0.822">
            <text:p>0.822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0.782104795212748">
            <text:p>0.7821</text:p>
          </table:table-cell>
          <table:table-cell table:style-name="ce3" table:formula="of:=[.V39]" office:value-type="float" office:value="1.704">
            <text:p>1.704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1.6212975316819">
            <text:p>1.6213</text:p>
          </table:table-cell>
          <table:table-cell table:style-name="ce3" table:formula="of:=[.Y39]" office:value-type="float" office:value="1.529">
            <text:p>1.529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1.45479103635072">
            <text:p>1.4548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7.36">
            <text:p>17.36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6.353905284013">
            <text:p>16.3539</text:p>
          </table:table-cell>
          <table:table-cell table:style-name="ce3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0.858203209316582">
            <text:p>0.8582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0.850666847434549">
            <text:p>0.8507</text:p>
          </table:table-cell>
          <table:table-cell table:style-name="ce3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0.774361183378958">
            <text:p>0.7744</text:p>
          </table:table-cell>
          <table:table-cell table:style-name="ce3" table:formula="of:=[.V40]" office:value-type="float" office:value="1.704">
            <text:p>1.704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1.60524508087317">
            <text:p>1.6052</text:p>
          </table:table-cell>
          <table:table-cell table:style-name="ce3" table:formula="of:=[.Y40]" office:value-type="float" office:value="1.529">
            <text:p>1.529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1.44038716470368">
            <text:p>1.4404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7.36">
            <text:p>17.36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6.1919854297159">
            <text:p>16.1920</text:p>
          </table:table-cell>
          <table:table-cell table:style-name="ce3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0.8497061478382">
            <text:p>0.8497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0.842244403400543">
            <text:p>0.8422</text:p>
          </table:table-cell>
          <table:table-cell table:style-name="ce3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0.766694240969265">
            <text:p>0.7667</text:p>
          </table:table-cell>
          <table:table-cell table:style-name="ce3" table:formula="of:=[.V41]" office:value-type="float" office:value="1.704">
            <text:p>1.704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1.58935156522096">
            <text:p>1.5894</text:p>
          </table:table-cell>
          <table:table-cell table:style-name="ce3" table:formula="of:=[.Y41]" office:value-type="float" office:value="1.529">
            <text:p>1.529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1.42612590564721">
            <text:p>1.4261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7.36">
            <text:p>17.36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6.0316687422929">
            <text:p>16.0317</text:p>
          </table:table-cell>
          <table:table-cell table:style-name="ce3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0.841293215681386">
            <text:p>0.8413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0.833905349901528">
            <text:p>0.8339</text:p>
          </table:table-cell>
          <table:table-cell table:style-name="ce3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0.759103208880461">
            <text:p>0.7591</text:p>
          </table:table-cell>
          <table:table-cell table:style-name="ce3" table:formula="of:=[.V42]" office:value-type="float" office:value="1.704">
            <text:p>1.704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1.57361541110986">
            <text:p>1.5736</text:p>
          </table:table-cell>
          <table:table-cell table:style-name="ce3" table:formula="of:=[.Y42]" office:value-type="float" office:value="1.529">
            <text:p>1.529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1.41200584717546">
            <text:p>1.4120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7.36">
            <text:p>17.36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5.8729393488049">
            <text:p>15.8729</text:p>
          </table:table-cell>
          <table:table-cell table:style-name="ce3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0.832963579882561">
            <text:p>0.8330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0.825648861288641">
            <text:p>0.8256</text:p>
          </table:table-cell>
          <table:table-cell table:style-name="ce3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0.751587335525209">
            <text:p>0.7516</text:p>
          </table:table-cell>
          <table:table-cell table:style-name="ce3" table:formula="of:=[.V43]" office:value-type="float" office:value="1.704">
            <text:p>1.704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1.55803506050481">
            <text:p>1.5580</text:p>
          </table:table-cell>
          <table:table-cell table:style-name="ce3" table:formula="of:=[.Y43]" office:value-type="float" office:value="1.529">
            <text:p>1.529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1.39802559126283">
            <text:p>1.3980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7.36">
            <text:p>17.36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5.7157815334702">
            <text:p>15.7158</text:p>
          </table:table-cell>
          <table:table-cell table:style-name="ce3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0.824716415725308">
            <text:p>0.8247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0.817474120087764">
            <text:p>0.8175</text:p>
          </table:table-cell>
          <table:table-cell table:style-name="ce3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0.744145876757632">
            <text:p>0.7441</text:p>
          </table:table-cell>
          <table:table-cell table:style-name="ce3" table:formula="of:=[.V44]" office:value-type="float" office:value="1.704">
            <text:p>1.704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1.54260897079684">
            <text:p>1.5426</text:p>
          </table:table-cell>
          <table:table-cell table:style-name="ce3" table:formula="of:=[.Y44]" office:value-type="float" office:value="1.529">
            <text:p>1.529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1.38418375372557">
            <text:p>1.3842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office:value-type="float" office:value="1659955">
            <text:p>1659955</text:p>
          </table:table-cell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2015／04／21</text:date>, <text:time>01:40:2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21T01:40:21.83</dc:date>
    <meta:editing-duration>P31DT8H16M37S</meta:editing-duration>
    <meta:editing-cycles>99</meta:editing-cycles>
    <meta:generator>OpenOffice/4.1.1$Win32 OpenOffice.org_project/411m6$Build-9775</meta:generator>
    <meta:document-statistic meta:table-count="6" meta:cell-count="3466" meta:object-count="0"/>
  </office:meta>
</office:document-meta>
</file>